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1" svg:font-family="Calib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08c36c" officeooo:paragraph-rsid="0008c36c"/>
    </style:style>
    <style:style style:name="P2" style:family="paragraph" style:parent-style-name="Standard">
      <style:paragraph-properties fo:text-align="center" style:justify-single-word="false"/>
      <style:text-properties style:font-name="Calibri" officeooo:rsid="0008c36c" officeooo:paragraph-rsid="0008c36c"/>
    </style:style>
    <style:style style:name="P3" style:family="paragraph" style:parent-style-name="Standard">
      <style:paragraph-properties fo:text-align="center" style:justify-single-word="false"/>
      <style:text-properties style:font-name="Calibri" officeooo:rsid="0008c36c" officeooo:paragraph-rsid="000a1dfe"/>
    </style:style>
    <style:style style:name="P4" style:family="paragraph" style:parent-style-name="Standard">
      <style:text-properties style:font-name="Calibri" officeooo:rsid="0008c36c" officeooo:paragraph-rsid="000a1dfe"/>
    </style:style>
    <style:style style:name="P5" style:family="paragraph" style:parent-style-name="Standard">
      <style:text-properties style:font-name="Calibri" officeooo:paragraph-rsid="000d4980"/>
    </style:style>
    <style:style style:name="P6" style:family="paragraph" style:parent-style-name="Standard">
      <style:text-properties style:font-name="Calibri" officeooo:rsid="000d4980" officeooo:paragraph-rsid="000f47ea"/>
    </style:style>
    <style:style style:name="P7" style:family="paragraph" style:parent-style-name="Standard">
      <style:text-properties style:font-name="Calibri" officeooo:rsid="000f47ea" officeooo:paragraph-rsid="000f47ea"/>
    </style:style>
    <style:style style:name="P8" style:family="paragraph" style:parent-style-name="Standard">
      <style:paragraph-properties fo:text-align="center" style:justify-single-word="false"/>
      <style:text-properties style:font-name="Calibri" officeooo:rsid="000f47ea" officeooo:paragraph-rsid="000f47ea"/>
    </style:style>
    <style:style style:name="T1" style:family="text">
      <style:text-properties officeooo:rsid="0008c36c"/>
    </style:style>
    <style:style style:name="T2" style:family="text">
      <style:text-properties style:font-name="Calibri1"/>
    </style:style>
    <style:style style:name="T3" style:family="text">
      <style:text-properties style:font-name="Calibri1" officeooo:rsid="000abd9f"/>
    </style:style>
    <style:style style:name="T4" style:family="text">
      <style:text-properties style:font-name="Calibri1" officeooo:rsid="000f47ea"/>
    </style:style>
    <style:style style:name="T5" style:family="text">
      <style:text-properties style:text-position="sub 58%" fo:font-style="italic" style:font-style-asian="italic" style:font-style-complex="italic"/>
    </style:style>
    <style:style style:name="T6" style:family="text">
      <style:text-properties style:text-position="sub 58%" style:font-name="Calibri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0abd9f" style:font-style-asian="italic" style:font-style-complex="italic"/>
    </style:style>
    <style:style style:name="T9" style:family="text">
      <style:text-properties officeooo:rsid="000abd9f"/>
    </style:style>
    <style:style style:name="T10" style:family="text">
      <style:text-properties officeooo:rsid="000f47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9"><text:tab/>The binary equal-variance Signal Detection Theory (SDT) model *(Green and Swets, 19??) describes the decision process for indicating the presence or absence of a stimulus under uncertainty. The model posits that, on each trial, subjects draw a sample from an internal representation of the sensory evidence for the presence of the target. This internal representation is assumed to noisy, continuous, unbounded, and unidimensional, such that higher values denote stronger evidence for the presence of the target, while lower values denote weaker evidence for the presence of the target. Subjects then compare this sample of evidence against a self-specified criterion. If the value of the evidence is greater than the criterion, subjects indicate that they believe the target stimulus is present, otherwise they indicate that the target stimulus is instead absent.</text:span></text:p>
      <text:p text:style-name="P5"/>
      <text:p text:style-name="P5"><text:span text:style-name="T9"><text:tab/>Because of the noisy internal representation, subjects can draw samples that fall below the criterion even when the target is present, or fall above the criterion even when the target is absent; in other words, errors in the decision process can be modeled, capturing variability in the cognitive and neural processes of interest. <text:s/>In the model, this variability is typically represented by assuming that evidence strength given the presence and absence of a target follow two separate normal distributions (these distributions are labeled as the Signal and Noise distributions, respectively). The equal-variance model assumes that the variance of these two distributions are equivalent and fixed to one for identification purposes. The assumption of equal variance is likely an over-simplification, but this model remains useful. The ease to which a subject can determine whether a target is present or not is then governed by the separation between the means of the two distributions. The parameter governing this difference is known as </text:span><text:span text:style-name="T8">d’</text:span><text:span text:style-name="T9">. Therefore, the model provides a measure of discriminability via the d’ estimate, reflecting the efficacy of internal processes. The interpretation of the d’ values depend on the task. For instance, in the 0-back task, d’ reflects the efficacy of a subject’s perceptual and attentional processes. As for the 2-back task, d’ also reflects the efficacy of a subject’s short-term memory. The model also provides an estimate of a subject’s response bias (the degree of bias towards or against indicating the presence of the target irrespective of the truth) via the criterion value, which we label here as </text:span><text:span text:style-name="T3">κ</text:span><text:span text:style-name="T9">.</text:span></text:p>
      <text:p text:style-name="P5"/>
      <text:p text:style-name="P6">We used a centered parameterization of the binary equal-variance SDT model. This variant assumes that the mean of the Signal distribution is equal to d’/2, while the mean of the Noise distribution is equal to -d’/2. The benefit of this parameterization is that then for a <text:span text:style-name="T10">unbiased</text:span> <text:span text:style-name="T10">subject</text:span>, the criterion value <text:span text:style-name="T4">κ</text:span><text:span text:style-name="T10"> will be equal to zero. Meanwhile, if a subject is biased against indicating the presence of the target, </text:span><text:span text:style-name="T4">κ</text:span><text:span text:style-name="T10"> will take on positive values, and if a subject is biased towards indicating the presence of the target, <text:s/></text:span><text:span text:style-name="T4">κ</text:span><text:span text:style-name="T10"> will take on negative values. In other words, this parameterization quantifies response bias in an easily interpretable manner.</text:span></text:p>
      <text:p text:style-name="P6"/>
      <text:p text:style-name="P7">We now describe how we went about estimating the d’ and criterion values of interest. <text:span text:style-name="T1">For the N-back task, the observed data consist of the frequencies of hits (correctly hitting a key when a target letter is present) and false alarms (incorrectly hitting a key when no target letter is present). The data can be modeled using the binomial distribution, where</text:span></text:p>
      <text:p text:style-name="P1"/>
      <text:p text:style-name="P2"><text:span text:style-name="T7">y</text:span><text:span text:style-name="T5">t</text:span> ~ B( <text:span text:style-name="T7">n</text:span><text:span text:style-name="T5">t</text:span>, θ<text:span text:style-name="T5">t</text:span> ).</text:p>
      <text:p text:style-name="P1"/>
      <text:p text:style-name="P4">Let <text:span text:style-name="T7">t</text:span> = { Hits, False alarms }, or in other words, the type of response. Then <text:span text:style-name="T7">y</text:span><text:span text:style-name="T5">t</text:span> refers to the observed frequency, <text:span text:style-name="T7">n</text:span><text:span text:style-name="T5">t</text:span> equals the total number of trials, and θ<text:span text:style-name="T5">t</text:span> refers to the generating probability. <text:span text:style-name="T10">The value of the generating probability is determined by the SDT model, where</text:span></text:p>
      <text:p text:style-name="P4"><text:soft-page-break/></text:p>
      <text:p text:style-name="P8"><text:span text:style-name="T2">Θ</text:span><text:span text:style-name="T5">hits</text:span> = 1 – <text:span text:style-name="T2">Φ</text:span>( <text:span text:style-name="T2">κ - </text:span>d’/2 ), and</text:p>
      <text:p text:style-name="P8"><text:span text:style-name="T2">Θ</text:span><text:span text:style-name="T6">false alarms</text:span> = 1 – <text:span text:style-name="T2">Φ</text:span>( <text:span text:style-name="T2">κ + </text:span>d’/2 ). (1)</text:p>
      <text:p text:style-name="P3"/>
      <text:p text:style-name="P7">In equation 1, <text:s/><text:span text:style-name="T2">Φ refers to the standard normal cumulative distribution.</text:span></text:p>
      <text:p text:style-name="P7"><text:span text:style-name="T2"/></text:p>
      <text:p text:style-name="P7"><text:span text:style-name="T2">For each subject, we obtained hit and false alarm frequencies for the 0-back and 2-back tasks under separate administrations of placebo and THC. Furthermore, subjects completed the tasks in each condition for three separate time-points (Pre-drug, peak-drug, and post-drug). We could simply use algebra to compute an estimate of d’ and κ for each separately for each condition and sub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1" svg:font-family="Calib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1:18:24.633000000</meta:creation-date>
    <dc:date>2018-04-17T13:07:03.287000000</dc:date>
    <meta:editing-duration>PT3M55S</meta:editing-duration>
    <meta:editing-cycles>1</meta:editing-cycles>
    <meta:document-statistic meta:table-count="0" meta:image-count="0" meta:object-count="0" meta:page-count="2" meta:paragraph-count="10" meta:word-count="704" meta:character-count="4344" meta:non-whitespace-character-count="3642"/>
    <meta:generator>LibreOffice/5.4.6.2$Windows_X86_64 LibreOffice_project/4014ce260a04f1026ba855d3b8d91541c224eab8</meta:generator>
  </office:meta>
</office:document-meta>
</file>